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5bf4c" officeooo:paragraph-rsid="0005bf4c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ort bio</text:p>
      <text:p text:style-name="P1">Derrick Mar is a 2<text:span text:style-name="T1">nd</text:span> year undergraduate double majoring in Business and Computer Science at UC Berkeley. He is interested in entrepreneurship as a means to invoke social chan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0T17:45:49.036269785</meta:creation-date>
    <dc:date>2014-01-20T21:25:56.754090532</dc:date>
    <meta:editing-duration>PT3H24M46S</meta:editing-duration>
    <meta:editing-cycles>1</meta:editing-cycles>
    <meta:document-statistic meta:table-count="0" meta:image-count="0" meta:object-count="0" meta:page-count="1" meta:paragraph-count="2" meta:word-count="31" meta:character-count="186" meta:non-whitespace-character-count="157"/>
    <meta:generator>LibreOffice/4.1.3.2$Linux_X86_64 LibreOffice_project/410m0$Build-2</meta:generator>
  </office:meta>
</office:document-meta>
</file>